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63000003BC317EA57702DC8C0A.jpg" manifest:media-type="image/jpeg"/>
  <manifest:file-entry manifest:full-path="Pictures/1000000000000C9D00000CFB1A238A89B210EE7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1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9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4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5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9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92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6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6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1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57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9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86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91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66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28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1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7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0563c1" loext:decorative="fals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4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0563c1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1" fo:font-size="14.1000003814697pt" fo:font-weight="bold" style:font-name-asian="Calibri1" style:font-size-asian="14.1000003814697pt" style:font-weight-asian="bold" style:font-name-complex="Calibri1" style:font-size-complex="14.1000003814697pt" style:font-weight-complex="bold"/>
    </style:style>
    <style:style style:name="T2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3" style:family="text">
      <style:text-properties fo:color="#00000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fo:color="#2a2a2a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2a2a2a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6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563c1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16cm" svg:height="0.497cm" svg:x="8.981cm" svg:y="1.605cm">
          <draw:text-box>
            <text:p text:style-name="P1"><text:span text:style-name="T1">Ideation Phase </text:span></text:p>
          </draw:text-box>
        </draw:frame>
        <draw:frame draw:style-name="gr2" draw:text-style-name="P2" draw:layer="layout" svg:width="4.616cm" svg:height="0.497cm" svg:x="8.261cm" svg:y="2.253cm">
          <draw:text-box>
            <text:p text:style-name="P1"><text:span text:style-name="T1">Empathize &amp; Discover </text:span></text:p>
          </draw:text-box>
        </draw:frame>
        <draw:frame draw:style-name="gr3" draw:text-style-name="P2" draw:layer="layout" svg:width="0.494cm" svg:height="0.497cm" svg:x="10.5cm" svg:y="2.906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0.849cm" svg:height="0.395cm" svg:x="2.74cm" svg:y="3.548cm">
          <draw:text-box>
            <text:p text:style-name="P1"><text:span text:style-name="T2">Date </text:span></text:p>
          </draw:text-box>
        </draw:frame>
        <draw:polygon draw:style-name="gr5" draw:text-style-name="P4" draw:layer="layout" svg:width="0.017cm" svg:height="0.017cm" svg:x="2.54cm" svg:y="3.455cm" svg:viewBox="0 0 18 18" draw:points="0,18 18,18 18,0 0,0">
          <text:p/>
        </draw:polygon>
        <draw:polygon draw:style-name="gr5" draw:text-style-name="P4" draw:layer="layout" svg:width="0.017cm" svg:height="0.017cm" svg:x="2.54cm" svg:y="3.455cm" svg:viewBox="0 0 18 18" draw:points="0,18 18,18 18,0 0,0">
          <text:p/>
        </draw:polygon>
        <draw:polygon draw:style-name="gr5" draw:text-style-name="P4" draw:layer="layout" svg:width="7.934cm" svg:height="0.017cm" svg:x="2.557cm" svg:y="3.455cm" svg:viewBox="0 0 7935 18" draw:points="0,18 7935,18 7935,0 0,0">
          <text:p/>
        </draw:polygon>
        <draw:polygon draw:style-name="gr5" draw:text-style-name="P4" draw:layer="layout" svg:width="0.017cm" svg:height="0.017cm" svg:x="10.491cm" svg:y="3.455cm" svg:viewBox="0 0 18 18" draw:points="0,18 18,18 18,0 0,0">
          <text:p/>
        </draw:polygon>
        <draw:polygon draw:style-name="gr5" draw:text-style-name="P4" draw:layer="layout" svg:width="7.94cm" svg:height="0.017cm" svg:x="10.508cm" svg:y="3.455cm" svg:viewBox="0 0 7941 18" draw:points="0,18 7941,18 7941,0 0,0">
          <text:p/>
        </draw:polygon>
        <draw:polygon draw:style-name="gr5" draw:text-style-name="P4" draw:layer="layout" svg:width="0.017cm" svg:height="0.017cm" svg:x="18.448cm" svg:y="3.455cm" svg:viewBox="0 0 18 18" draw:points="0,18 18,18 18,0 0,0">
          <text:p/>
        </draw:polygon>
        <draw:polygon draw:style-name="gr5" draw:text-style-name="P4" draw:layer="layout" svg:width="0.017cm" svg:height="0.017cm" svg:x="18.448cm" svg:y="3.455cm" svg:viewBox="0 0 18 18" draw:points="0,18 18,18 18,0 0,0">
          <text:p/>
        </draw:polygon>
        <draw:polygon draw:style-name="gr5" draw:text-style-name="P4" draw:layer="layout" svg:width="0.017cm" svg:height="0.474cm" svg:x="2.54cm" svg:y="3.472cm" svg:viewBox="0 0 18 475" draw:points="0,475 18,475 18,0 0,0">
          <text:p/>
        </draw:polygon>
        <draw:polygon draw:style-name="gr5" draw:text-style-name="P4" draw:layer="layout" svg:width="0.017cm" svg:height="0.474cm" svg:x="10.491cm" svg:y="3.472cm" svg:viewBox="0 0 18 475" draw:points="0,475 18,475 18,0 0,0">
          <text:p/>
        </draw:polygon>
        <draw:polygon draw:style-name="gr5" draw:text-style-name="P4" draw:layer="layout" svg:width="0.017cm" svg:height="0.474cm" svg:x="18.448cm" svg:y="3.472cm" svg:viewBox="0 0 18 475" draw:points="0,475 18,475 18,0 0,0">
          <text:p/>
        </draw:polygon>
        <draw:frame draw:style-name="gr6" draw:text-style-name="P3" draw:layer="layout" svg:width="2.766cm" svg:height="0.395cm" svg:x="10.691cm" svg:y="3.548cm">
          <draw:text-box>
            <text:p text:style-name="P1"><text:span text:style-name="T2">21 October 2023 </text:span></text:p>
          </draw:text-box>
        </draw:frame>
        <draw:frame draw:style-name="gr7" draw:text-style-name="P3" draw:layer="layout" svg:width="1.407cm" svg:height="0.395cm" svg:x="2.74cm" svg:y="4.039cm">
          <draw:text-box>
            <text:p text:style-name="P1"><text:span text:style-name="T2">Team ID </text:span></text:p>
          </draw:text-box>
        </draw:frame>
        <draw:polygon draw:style-name="gr5" draw:text-style-name="P4" draw:layer="layout" svg:width="0.017cm" svg:height="0.017cm" svg:x="2.54cm" svg:y="3.946cm" svg:viewBox="0 0 18 18" draw:points="0,18 18,18 18,0 0,0">
          <text:p/>
        </draw:polygon>
        <draw:polygon draw:style-name="gr5" draw:text-style-name="P4" draw:layer="layout" svg:width="7.934cm" svg:height="0.017cm" svg:x="2.557cm" svg:y="3.946cm" svg:viewBox="0 0 7935 18" draw:points="0,18 7935,18 7935,0 0,0">
          <text:p/>
        </draw:polygon>
        <draw:polygon draw:style-name="gr5" draw:text-style-name="P4" draw:layer="layout" svg:width="0.017cm" svg:height="0.017cm" svg:x="10.491cm" svg:y="3.946cm" svg:viewBox="0 0 18 18" draw:points="0,18 18,18 18,0 0,0">
          <text:p/>
        </draw:polygon>
        <draw:polygon draw:style-name="gr5" draw:text-style-name="P4" draw:layer="layout" svg:width="7.94cm" svg:height="0.017cm" svg:x="10.508cm" svg:y="3.946cm" svg:viewBox="0 0 7941 18" draw:points="0,18 7941,18 7941,0 0,0">
          <text:p/>
        </draw:polygon>
        <draw:polygon draw:style-name="gr5" draw:text-style-name="P4" draw:layer="layout" svg:width="0.017cm" svg:height="0.017cm" svg:x="18.448cm" svg:y="3.946cm" svg:viewBox="0 0 18 18" draw:points="0,18 18,18 18,0 0,0">
          <text:p/>
        </draw:polygon>
        <draw:polygon draw:style-name="gr5" draw:text-style-name="P4" draw:layer="layout" svg:width="0.017cm" svg:height="0.474cm" svg:x="2.54cm" svg:y="3.963cm" svg:viewBox="0 0 18 475" draw:points="0,475 18,475 18,0 0,0">
          <text:p/>
        </draw:polygon>
        <draw:polygon draw:style-name="gr5" draw:text-style-name="P4" draw:layer="layout" svg:width="0.017cm" svg:height="0.474cm" svg:x="10.491cm" svg:y="3.963cm" svg:viewBox="0 0 18 475" draw:points="0,475 18,475 18,0 0,0">
          <text:p/>
        </draw:polygon>
        <draw:polygon draw:style-name="gr5" draw:text-style-name="P4" draw:layer="layout" svg:width="0.017cm" svg:height="0.474cm" svg:x="18.448cm" svg:y="3.963cm" svg:viewBox="0 0 18 475" draw:points="0,475 18,475 18,0 0,0">
          <text:p/>
        </draw:polygon>
        <draw:frame draw:style-name="gr8" draw:text-style-name="P3" draw:layer="layout" svg:width="4.265cm" svg:height="0.395cm" svg:x="10.691cm" svg:y="4.039cm">
          <draw:text-box>
            <text:p text:style-name="P1"><text:span text:style-name="T2">OCEAD56E78F6AD1B7E54 </text:span></text:p>
          </draw:text-box>
        </draw:frame>
        <draw:frame draw:style-name="gr9" draw:text-style-name="P3" draw:layer="layout" svg:width="2.263cm" svg:height="0.395cm" svg:x="2.74cm" svg:y="4.53cm">
          <draw:text-box>
            <text:p text:style-name="P1"><text:span text:style-name="T2">Project Name </text:span></text:p>
          </draw:text-box>
        </draw:frame>
        <draw:polygon draw:style-name="gr5" draw:text-style-name="P4" draw:layer="layout" svg:width="0.017cm" svg:height="0.017cm" svg:x="2.54cm" svg:y="4.437cm" svg:viewBox="0 0 18 18" draw:points="0,18 18,18 18,0 0,0">
          <text:p/>
        </draw:polygon>
        <draw:polygon draw:style-name="gr5" draw:text-style-name="P4" draw:layer="layout" svg:width="7.934cm" svg:height="0.017cm" svg:x="2.557cm" svg:y="4.437cm" svg:viewBox="0 0 7935 18" draw:points="0,18 7935,18 7935,0 0,0">
          <text:p/>
        </draw:polygon>
        <draw:polygon draw:style-name="gr5" draw:text-style-name="P4" draw:layer="layout" svg:width="0.017cm" svg:height="0.017cm" svg:x="10.491cm" svg:y="4.437cm" svg:viewBox="0 0 18 18" draw:points="0,18 18,18 18,0 0,0">
          <text:p/>
        </draw:polygon>
        <draw:polygon draw:style-name="gr5" draw:text-style-name="P4" draw:layer="layout" svg:width="7.94cm" svg:height="0.017cm" svg:x="10.508cm" svg:y="4.437cm" svg:viewBox="0 0 7941 18" draw:points="0,18 7941,18 7941,0 0,0">
          <text:p/>
        </draw:polygon>
        <draw:polygon draw:style-name="gr5" draw:text-style-name="P4" draw:layer="layout" svg:width="0.017cm" svg:height="0.017cm" svg:x="18.448cm" svg:y="4.437cm" svg:viewBox="0 0 18 18" draw:points="0,18 18,18 18,0 0,0">
          <text:p/>
        </draw:polygon>
        <draw:polygon draw:style-name="gr5" draw:text-style-name="P4" draw:layer="layout" svg:width="0.017cm" svg:height="0.474cm" svg:x="2.54cm" svg:y="4.454cm" svg:viewBox="0 0 18 475" draw:points="0,475 18,475 18,0 0,0">
          <text:p/>
        </draw:polygon>
        <draw:polygon draw:style-name="gr5" draw:text-style-name="P4" draw:layer="layout" svg:width="0.017cm" svg:height="0.474cm" svg:x="10.491cm" svg:y="4.454cm" svg:viewBox="0 0 18 475" draw:points="0,475 18,475 18,0 0,0">
          <text:p/>
        </draw:polygon>
        <draw:polygon draw:style-name="gr5" draw:text-style-name="P4" draw:layer="layout" svg:width="0.017cm" svg:height="0.474cm" svg:x="18.448cm" svg:y="4.454cm" svg:viewBox="0 0 18 475" draw:points="0,475 18,475 18,0 0,0">
          <text:p/>
        </draw:polygon>
        <draw:frame draw:style-name="gr10" draw:text-style-name="P3" draw:layer="layout" svg:width="6.987cm" svg:height="0.395cm" svg:x="10.691cm" svg:y="4.53cm">
          <draw:text-box>
            <text:p text:style-name="P1"><text:span text:style-name="T2">Unearthing trends from linkedin influencers</text:span></text:p>
          </draw:text-box>
        </draw:frame>
        <draw:frame draw:style-name="gr11" draw:text-style-name="P3" draw:layer="layout" svg:width="2.796cm" svg:height="0.395cm" svg:x="2.74cm" svg:y="5.021cm">
          <draw:text-box>
            <text:p text:style-name="P1"><text:span text:style-name="T2">Maximum Marks </text:span></text:p>
          </draw:text-box>
        </draw:frame>
        <draw:polygon draw:style-name="gr5" draw:text-style-name="P4" draw:layer="layout" svg:width="0.017cm" svg:height="0.017cm" svg:x="2.54cm" svg:y="4.928cm" svg:viewBox="0 0 18 18" draw:points="0,18 18,18 18,0 0,0">
          <text:p/>
        </draw:polygon>
        <draw:polygon draw:style-name="gr5" draw:text-style-name="P4" draw:layer="layout" svg:width="7.934cm" svg:height="0.017cm" svg:x="2.557cm" svg:y="4.928cm" svg:viewBox="0 0 7935 18" draw:points="0,18 7935,18 7935,0 0,0">
          <text:p/>
        </draw:polygon>
        <draw:polygon draw:style-name="gr5" draw:text-style-name="P4" draw:layer="layout" svg:width="0.017cm" svg:height="0.017cm" svg:x="10.491cm" svg:y="4.928cm" svg:viewBox="0 0 18 18" draw:points="0,18 18,18 18,0 0,0">
          <text:p/>
        </draw:polygon>
        <draw:polygon draw:style-name="gr5" draw:text-style-name="P4" draw:layer="layout" svg:width="7.94cm" svg:height="0.017cm" svg:x="10.508cm" svg:y="4.928cm" svg:viewBox="0 0 7941 18" draw:points="0,18 7941,18 7941,0 0,0">
          <text:p/>
        </draw:polygon>
        <draw:polygon draw:style-name="gr5" draw:text-style-name="P4" draw:layer="layout" svg:width="0.017cm" svg:height="0.017cm" svg:x="18.448cm" svg:y="4.928cm" svg:viewBox="0 0 18 18" draw:points="0,18 18,18 18,0 0,0">
          <text:p/>
        </draw:polygon>
        <draw:polygon draw:style-name="gr5" draw:text-style-name="P4" draw:layer="layout" svg:width="0.017cm" svg:height="0.474cm" svg:x="2.54cm" svg:y="4.945cm" svg:viewBox="0 0 18 475" draw:points="0,475 18,475 18,0 0,0">
          <text:p/>
        </draw:polygon>
        <draw:polygon draw:style-name="gr5" draw:text-style-name="P4" draw:layer="layout" svg:width="0.017cm" svg:height="0.017cm" svg:x="2.54cm" svg:y="5.419cm" svg:viewBox="0 0 18 18" draw:points="0,18 18,18 18,0 0,0">
          <text:p/>
        </draw:polygon>
        <draw:polygon draw:style-name="gr5" draw:text-style-name="P4" draw:layer="layout" svg:width="0.017cm" svg:height="0.017cm" svg:x="2.54cm" svg:y="5.419cm" svg:viewBox="0 0 18 18" draw:points="0,18 18,18 18,0 0,0">
          <text:p/>
        </draw:polygon>
        <draw:polygon draw:style-name="gr5" draw:text-style-name="P4" draw:layer="layout" svg:width="7.934cm" svg:height="0.017cm" svg:x="2.557cm" svg:y="5.419cm" svg:viewBox="0 0 7935 18" draw:points="0,18 7935,18 7935,0 0,0">
          <text:p/>
        </draw:polygon>
        <draw:polygon draw:style-name="gr5" draw:text-style-name="P4" draw:layer="layout" svg:width="0.017cm" svg:height="0.474cm" svg:x="10.491cm" svg:y="4.945cm" svg:viewBox="0 0 18 475" draw:points="0,475 18,475 18,0 0,0">
          <text:p/>
        </draw:polygon>
        <draw:polygon draw:style-name="gr5" draw:text-style-name="P4" draw:layer="layout" svg:width="0.017cm" svg:height="0.017cm" svg:x="10.491cm" svg:y="5.419cm" svg:viewBox="0 0 18 18" draw:points="0,18 18,18 18,0 0,0">
          <text:p/>
        </draw:polygon>
        <draw:polygon draw:style-name="gr5" draw:text-style-name="P4" draw:layer="layout" svg:width="7.94cm" svg:height="0.017cm" svg:x="10.508cm" svg:y="5.419cm" svg:viewBox="0 0 7941 18" draw:points="0,18 7941,18 7941,0 0,0">
          <text:p/>
        </draw:polygon>
        <draw:polygon draw:style-name="gr5" draw:text-style-name="P4" draw:layer="layout" svg:width="0.017cm" svg:height="0.474cm" svg:x="18.448cm" svg:y="4.945cm" svg:viewBox="0 0 18 475" draw:points="0,475 18,475 18,0 0,0">
          <text:p/>
        </draw:polygon>
        <draw:polygon draw:style-name="gr5" draw:text-style-name="P4" draw:layer="layout" svg:width="0.017cm" svg:height="0.017cm" svg:x="18.448cm" svg:y="5.419cm" svg:viewBox="0 0 18 18" draw:points="0,18 18,18 18,0 0,0">
          <text:p/>
        </draw:polygon>
        <draw:polygon draw:style-name="gr5" draw:text-style-name="P4" draw:layer="layout" svg:width="0.017cm" svg:height="0.017cm" svg:x="18.448cm" svg:y="5.419cm" svg:viewBox="0 0 18 18" draw:points="0,18 18,18 18,0 0,0">
          <text:p/>
        </draw:polygon>
        <draw:frame draw:style-name="gr12" draw:text-style-name="P3" draw:layer="layout" svg:width="1.374cm" svg:height="0.395cm" svg:x="10.691cm" svg:y="5.021cm">
          <draw:text-box>
            <text:p text:style-name="P1"><text:span text:style-name="T2">4 Marks </text:span></text:p>
          </draw:text-box>
        </draw:frame>
        <draw:frame draw:style-name="gr13" draw:text-style-name="P5" draw:layer="layout" svg:width="0.422cm" svg:height="0.425cm" svg:x="2.541cm" svg:y="5.521cm">
          <draw:text-box>
            <text:p text:style-name="P1"><text:span text:style-name="T3"><text:s/></text:span></text:p>
          </draw:text-box>
        </draw:frame>
        <draw:frame draw:style-name="gr14" draw:text-style-name="P5" draw:layer="layout" svg:width="4.015cm" svg:height="0.425cm" svg:x="2.541cm" svg:y="6.359cm">
          <draw:text-box>
            <text:p text:style-name="P1"><text:span text:style-name="T3">Empathy Map Canvas: </text:span></text:p>
          </draw:text-box>
        </draw:frame>
        <draw:frame draw:style-name="gr15" draw:text-style-name="P5" draw:layer="layout" svg:width="15.576cm" svg:height="0.425cm" svg:x="2.541cm" svg:y="7.202cm">
          <draw:text-box>
            <text:p text:style-name="P1"><text:span text:style-name="T4">An empathy map is a simple, easy-to-digest visual that captures knowledge about a user’s </text:span></text:p>
          </draw:text-box>
        </draw:frame>
        <draw:frame draw:style-name="gr16" draw:text-style-name="P5" draw:layer="layout" svg:width="4.595cm" svg:height="0.425cm" svg:x="2.541cm" svg:y="7.718cm">
          <draw:text-box>
            <text:p text:style-name="P1"><text:span text:style-name="T4">behaviours and attitudes. <text:s/></text:span></text:p>
          </draw:text-box>
        </draw:frame>
        <draw:frame draw:style-name="gr13" draw:text-style-name="P5" draw:layer="layout" svg:width="0.422cm" svg:height="0.425cm" svg:x="2.541cm" svg:y="8.235cm">
          <draw:text-box>
            <text:p text:style-name="P1"><text:span text:style-name="T4"><text:s/></text:span></text:p>
          </draw:text-box>
        </draw:frame>
        <draw:frame draw:style-name="gr17" draw:text-style-name="P5" draw:layer="layout" svg:width="10.861cm" svg:height="0.425cm" svg:x="2.541cm" svg:y="8.751cm">
          <draw:text-box>
            <text:p text:style-name="P1"><text:span text:style-name="T4">It is a useful tool to helps teams better understand their users. </text:span></text:p>
          </draw:text-box>
        </draw:frame>
        <draw:frame draw:style-name="gr18" draw:text-style-name="P5" draw:layer="layout" svg:width="15.911cm" svg:height="0.425cm" svg:x="2.541cm" svg:y="9.269cm">
          <draw:text-box>
            <text:p text:style-name="P1"><text:span text:style-name="T4">Creating an effective solution requires understanding the true problem and the person who </text:span></text:p>
          </draw:text-box>
        </draw:frame>
        <draw:frame draw:style-name="gr19" draw:text-style-name="P5" draw:layer="layout" svg:width="15.661cm" svg:height="0.425cm" svg:x="2.541cm" svg:y="9.827cm">
          <draw:text-box>
            <text:p text:style-name="P1"><text:span text:style-name="T4">is experiencing it. The exercise of creating the map helps participants consider things from </text:span></text:p>
          </draw:text-box>
        </draw:frame>
        <draw:frame draw:style-name="gr20" draw:text-style-name="P5" draw:layer="layout" svg:width="11.284cm" svg:height="0.425cm" svg:x="2.541cm" svg:y="10.386cm">
          <draw:text-box>
            <text:p text:style-name="P1"><text:span text:style-name="T4">the user’s perspective along with his or her goals and challenges. </text:span></text:p>
          </draw:text-box>
        </draw:frame>
        <draw:frame draw:style-name="gr21" draw:text-style-name="P5" draw:layer="layout" svg:width="1.717cm" svg:height="0.425cm" svg:x="2.541cm" svg:y="11.224cm">
          <draw:text-box>
            <text:p text:style-name="P1"><text:span text:style-name="T5">Example: </text:span></text:p>
          </draw:text-box>
        </draw:frame>
        <draw:frame draw:style-name="gr13" draw:text-style-name="P5" draw:layer="layout" svg:width="0.422cm" svg:height="0.425cm" svg:x="18.469cm" svg:y="22.724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0.422cm" svg:height="0.425cm" svg:x="2.541cm" svg:y="23.443cm">
          <draw:text-box>
            <text:p text:style-name="P1"><text:span text:style-name="T6"><text:s/></text:span></text:p>
          </draw:text-box>
        </draw:frame>
        <draw:frame draw:style-name="gr22" draw:text-style-name="P5" draw:layer="layout" svg:width="1.971cm" svg:height="0.425cm" svg:x="2.541cm" svg:y="24.286cm">
          <draw:text-box>
            <text:p text:style-name="P1"><text:span text:style-name="T6">Reference: </text:span></text:p>
          </draw:text-box>
        </draw:frame>
        <draw:polygon draw:style-name="gr23" draw:text-style-name="P6" draw:layer="layout" svg:width="8.837cm" svg:height="0.026cm" svg:x="4.504cm" svg:y="24.645cm" svg:viewBox="0 0 8838 27" draw:points="0,27 8838,27 8838,0 0,0">
          <text:p/>
        </draw:polygon>
        <draw:frame draw:style-name="gr24" draw:text-style-name="P3" draw:layer="layout" svg:width="9.023cm" svg:height="0.395cm" svg:x="4.505cm" svg:y="24.311cm">
          <draw:text-box>
            <text:p text:style-name="P1"><text:span text:style-name="T7">https://www.mural.co/templates/empathy-map-canvas</text:span><text:span text:style-name="T2"> </text:span></text:p>
          </draw:text-box>
        </draw:frame>
        <draw:frame draw:style-name="gr13" draw:text-style-name="P5" draw:layer="layout" svg:width="0.422cm" svg:height="0.425cm" svg:x="2.541cm" svg:y="25.124cm">
          <draw:text-box>
            <text:p text:style-name="P1"><text:span text:style-name="T5"><text:s/></text:span></text:p>
          </draw:text-box>
        </draw:frame>
        <draw:frame draw:style-name="gr25" draw:text-style-name="P7" draw:layer="layout" svg:width="15.92cm" svg:height="11.039cm" svg:x="2.54cm" svg:y="11.978cm">
          <draw:image xlink:href="Pictures/1000000000000563000003BC317EA57702DC8C0A.jpg" xlink:type="simple" xlink:show="embed" xlink:actuate="onLoad" draw:mime-type="image/jpeg">
            <text:p/>
          </draw:image>
        </draw:frame>
        <draw:frame draw:style-name="gr13" draw:text-style-name="P5" draw:layer="layout" svg:width="0.422cm" svg:height="0.425cm" svg:x="2.541cm" svg:y="25.966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36">
        <draw:frame draw:style-name="gr13" draw:text-style-name="P5" draw:layer="layout" svg:width="0.422cm" svg:height="0.425cm" svg:x="16.725cm" svg:y="14.162cm">
          <draw:text-box>
            <text:p text:style-name="P1"><text:span text:style-name="T6"><text:s/></text:span></text:p>
          </draw:text-box>
        </draw:frame>
        <draw:frame draw:style-name="gr26" draw:text-style-name="P8" draw:layer="layout" svg:width="14.478cm" svg:height="14.899cm" svg:x="4.022cm" svg:y="3.351cm">
          <draw:image xlink:href="Pictures/1000000000000C9D00000CFB1A238A89B210EE7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21T16:22:09.545000000</dc:date>
    <meta:editing-duration>PT1H3M26S</meta:editing-duration>
    <meta:editing-cycles>2</meta:editing-cycles>
    <meta:generator>LibreOffice/7.6.0.3$Windows_X86_64 LibreOffice_project/69edd8b8ebc41d00b4de3915dc82f8f0fc3b6265</meta:generator>
    <meta:document-statistic meta:object-count="72"/>
  </office:meta>
</office:document-meta>
</file>